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1in" fo:margin-right="0in" fo:text-indent="0in" style:auto-text-indent="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4">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8">
      <style:paragraph-properties fo:margin-left="0.5in" fo:margin-right="0in" fo:text-indent="0in" style:auto-text-indent="false"/>
    </style:style>
    <style:style style:name="P25" style:family="paragraph" style:parent-style-name="Heading_20_1" style:master-page-name="First_20_Page">
      <style:paragraph-properties style:page-number="auto"/>
    </style:style>
    <style:style style:name="P2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9"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90525184" text:id="ct190525184">
          <text:insertion>
            <office:change-info>
              <dc:creator>Bob Jacobsen</dc:creator>
              <dc:date>2010-10-08T18:32:00</dc:date>
            </office:change-info>
          </text:insertion>
        </text:changed-region>
        <text:changed-region xml:id="ct813797984" text:id="ct813797984">
          <text:insertion>
            <office:change-info>
              <dc:creator>Bob Jacobsen</dc:creator>
              <dc:date>2012-05-17T10:37:00</dc:date>
            </office:change-info>
          </text:insertion>
        </text:changed-region>
        <text:changed-region xml:id="ct813932528" text:id="ct813932528">
          <text:insertion>
            <office:change-info>
              <dc:creator>Bob Jacobsen</dc:creator>
              <dc:date>2010-10-08T18:32:00</dc:date>
            </office:change-info>
          </text:insertion>
        </text:changed-region>
        <text:changed-region xml:id="ct299358304" text:id="ct299358304">
          <text:insertion>
            <office:change-info>
              <dc:creator>Bob Jacobsen</dc:creator>
              <dc:date>2012-01-16T00:16:00</dc:date>
            </office:change-info>
          </text:insertion>
        </text:changed-region>
        <text:changed-region xml:id="ct299440320" text:id="ct299440320">
          <text:insertion>
            <office:change-info>
              <dc:creator>Bob Jacobsen</dc:creator>
              <dc:date>2010-10-08T18:32:00</dc:date>
            </office:change-info>
          </text:insertion>
        </text:changed-region>
        <text:changed-region xml:id="ct299446800" text:id="ct299446800">
          <text:insertion>
            <office:change-info>
              <dc:creator>Bob Jacobsen</dc:creator>
              <dc:date>2010-10-11T01:08:00</dc:date>
            </office:change-info>
          </text:insertion>
        </text:changed-region>
        <text:changed-region xml:id="ct299445984" text:id="ct299445984">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739154702"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change-start text:change-id="ct190525184"/>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Built on frame-level structures.</text:p>
      <text:h text:style-name="Heading_20_2" text:outline-level="2">States</text:h>
      <text:p text:style-name="Standard">The Uninitialized state is only occupied when the node is first starting up. <text:s/>At present, there's no way to deliberately return to it.</text:p>
      <text:h text:style-name="Heading_20_2" text:outline-level="2">Message Format</text:h>
      <text:p text:style-name="Standard">Really needs nice table or diagram here.</text:p>
      <text:h text:style-name="Heading_20_2" text:outline-level="2">Messages</text:h>
      <text:p text:style-name="Standard">(Note that Node ID in the data part of several messages is sent in full 48-bit format in all wire protocols, specifically including CAN, even if an alias or alternate form is available elsewhere in the message)</text:p>
      <text:p text:style-name="Standard">(need a good way to show the non-normative information here, so that it's all gathered in one place. <text:s/>Just add footnote saying that the other documents win in case conflicts)</text:p>
      <text:p text:style-name="Standard">Extensive discussion of MTI needed here.</text:p>
      <text:p text:style-name="Standard">Verify:</text:p>
      <text:p text:style-name="Standard"><text:change-end text:change-id="ct190525184"/><text:change-start text:change-id="ct813797984"/>Another thing I have noticed while running through the scripts is the Verify Node tests.  It is not clear in the spec that there are apparently 4 possible ways this needs to be sent, Unaddressed may <text:soft-page-break/>or may not have the full node ID that needs to be tested against and Addressed may or may not have the Full Node ID in the data payload</text:p>
      <text:p text:style-name="Standard"><text:tab/>verifyNodeGlobal w no NodeID</text:p>
      <text:p text:style-name="Standard"><text:tab/><text:tab/>:X188A7AAAN;</text:p>
      <text:p text:style-name="Standard"><text:tab/>verifyNodeGlobal with NodeID</text:p>
      <text:p text:style-name="Standard"><text:tab/><text:tab/>:X188A7AAAN020304050607;</text:p>
      <text:p text:style-name="Standard"><text:tab/>verifyNodeAddressed</text:p>
      <text:p text:style-name="Standard"><text:tab/><text:tab/>:X1EE8DAAAN0A020304050607;</text:p>
      <text:p text:style-name="Standard">and I (JimK) thought I found a place in the python scripts where it did this:</text:p>
      <text:p text:style-name="Standard"><text:tab/>verifyNodeAddressed</text:p>
      <text:p text:style-name="Standard"><text:tab/><text:tab/>:X1EE8DAAAN0A;</text:p>
      <text:p text:style-name="Standard"><text:change-end text:change-id="ct813797984"/><text:change-start text:change-id="ct813932528"/></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503997928" text:style-name="L2">
        <text:list-item>
          <text:p text:style-name="P16">There is no guarantee that any other node is listening for this. No reply is possible. </text:p>
        </text:list-item>
        <text:list-item>
          <text:p text:style-name="P16">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Duplicate Node ID Discovery</text:h>
      <text:p text:style-name="Standard">OpenLCB nodes must have unique node IDs. The Frame Transfer protocol will detect duplicate node IDs on a single OpenLCB segment, e.g. a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text:p>
      <text:p text:style-name="Standard">After sending the “Duplicate Source ID detected” global event, the node shall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text:soft-page-break/>To further improve the reliability of this detection, OpenLCB nodes may, but need not, emit a Verified Node ID message every 30 to 90 seconds. As an implementation detail, it's recommended that CAN-attached nodes use their NIDa to pick that interval so that messages don't bunch up.</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3" text:outline-level="3">Error Handling</text:h>
      <text:h text:style-name="Heading_20_4" text:outline-level="4">Reject Addressed Optional Interaction</text:h>
      <text:list xml:id="list594007790" text:style-name="L3">
        <text:list-item>
          <text:p text:style-name="P17">Node A receives an addressed message from Node B that carries Node A's NID. </text:p>
        </text:list-item>
      </text:list>
      <text:list xml:id="list768292358" text:style-name="L4">
        <text:list-item>
          <text:p text:style-name="P18">The MTI indicates the start of an optional interaction. </text:p>
        </text:list-item>
      </text:list>
      <text:list xml:id="list801332226" text:style-name="L5">
        <text:list-item>
          <text:p text:style-name="P19">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 (note that this section is titled “Reject Addressed Option Interaction” (RAOI), but it refers to Optional Interaction Rejected (OIR) <text:change-end text:change-id="ct813932528"/><text:change-start text:change-id="ct299358304"/>–<text:change-end text:change-id="ct299358304"/><text:change-start text:change-id="ct299440320"/> rationalize that)</text:p>
      <text:p text:style-name="Standard">(This is also described in the general document, and that needs to be rationalized too)</text:p>
      <text:h text:style-name="Heading_20_4" text:outline-level="4">Reject Unaddressed Optional Interaction</text:h>
      <text:list xml:id="list2051612776" text:style-name="L6">
        <text:list-item>
          <text:p text:style-name="P20">Node A receives an unaddressed message from Node B. </text:p>
        </text:list-item>
        <text:list-item>
          <text:p text:style-name="P20">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241847084" text:style-name="L7">
        <text:list-item>
          <text:p text:style-name="P21">Node A is taking part in an addressed interaction with Node B. Either node may be able to send the next message.</text:p>
        </text:list-item>
        <text:list-item>
          <text:p text:style-name="P21">Some error condition prevents Node A from continuing the interaction. </text:p>
        </text:list-item>
        <text:list-item>
          <text:p text:style-name="P21"><text:soft-page-break/>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The “most recent MTI received” values is not always sufficient to determine <text:span text:style-name="T6">which</text:span> interaction is being referred to. <text:s/>Higher level protocols should define more focused and reliable mechanisms if they are likely to encounter errors.</text:p>
      <text:h text:style-name="Heading_20_1" text:outline-level="1">MTI allocation method</text:h>
      <text:p text:style-name="Standard">The specific MTI values are being documented in each protocol definition, and also here as a consistency check.</text:p>
      <text:p text:style-name="Standard">Because the MTI values are specified for each kind of message, the Standard just documents those results. <text:s/>This section of the Technical Note addresses the method for choosing specific values.</text:p>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Designers may wish to use CAN hardware filtering, but it can't be assumed to be present. We assign a single bit to indicate “simple node protocol” messages to make simple filtering possible.</text:p>
      <text:p text:style-name="Standard">The common Message Type Indicator (MTI) is a 16 bit quantity. Note that specific wire protocols may remap this.</text:p>
      <text:list xml:id="list468237748" text:style-name="L8">
        <text:list-item>
          <text:p text:style-name="P22">The most-significant 5 bits are reserved as 00110; nodes must send and check that value.</text:p>
        </text:list-item>
        <text:list-item>
          <text:p text:style-name="P22">The next 7 bits are used to indicate the message type. </text:p>
        </text:list-item>
        <text:list-item>
          <text:p text:style-name="P24">The top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
      <text:p text:style-name="P10">Note that the priority bit in the CAN frame is separate from the static priority field in the MTI format specification.</text:p>
      <text:list xml:id="list502111279" text:continue-numbering="true" text:style-name="L8">
        <text:list-item>
          <text:p text:style-name="P24">The next bit is reserved as 0; nodes must send and check that value.</text:p>
        </text:list-item>
        <text:list-item>
          <text:p text:style-name="P24">The lower four bits indicate a specific type. </text:p>
        </text:list-item>
        <text:list-item>
          <text:p text:style-name="P22">The following bit is reserved as 0; nodes much send and check that value.</text:p>
        </text:list-item>
        <text:list-item>
          <text:p text:style-name="P22"><text:soft-page-break/>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22">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22">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For OpenLCB messages, the variable field is used in two forms:</text:p>
      <text:list xml:id="list75105112" text:style-name="L9">
        <text:list-item>
          <text:p text:style-name="P23">Unaddressed messages – messages that don't have a destination address put the low 12 bits of the MTI in the variable field</text:p>
        </text:list-item>
        <text:list-item>
          <text:p text:style-name="P23">Addressed messages – messages that have a specific destination address put it in the variable field, and carry the MTI in the payload. This allows filtering.</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OpenLCB Format</text:p>
            <text:p text:style-name="Standard">0x0700,0000</text:p>
          </table:table-cell>
          <table:table-cell table:style-name="Table2.B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Long-form MTIs in data area</text:p>
          </table:table-cell>
        </table:table-row>
        <text:soft-page-break/>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text:change-end text:change-id="ct299440320"/><text:change-start text:change-id="ct299446800"/></text:p>
      <text:p text:style-name="Standard"><text:change-end text:change-id="ct299446800"/><text:change text:change-id="ct29944598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Intended Use<text:tab/>1</text:p>
          <text:p text:style-name="P12"><text:s/>2.3 References and Context<text:tab/>1</text:p>
          <text:p text:style-name="P12"><text:s/>2.4 States<text:tab/>1</text:p>
          <text:p text:style-name="P12"><text:s/>2.5 Message Format<text:tab/>1</text:p>
          <text:p text:style-name="P12"><text:s/>2.6 Messages<text:tab/>1</text:p>
          <text:p text:style-name="P12"><text:s/>2.7 Interactions<text:tab/>1</text:p>
          <text:p text:style-name="P14"><text:s/>2.7.1 Node Initialization<text:tab/>1</text:p>
          <text:p text:style-name="P14"><text:s/>2.7.2 Duplicate Node ID Discovery<text:tab/>2</text:p>
          <text:p text:style-name="P14"><text:s/>2.7.3 Node ID Detection<text:tab/>2</text:p>
          <text:p text:style-name="P14"><text:s/>2.7.4 Error Handling<text:tab/>2</text:p>
          <text:p text:style-name="P13"><text:s/>2.7.4.1 Reject Addressed Optional Interaction<text:tab/>2</text:p>
          <text:p text:style-name="P13"><text:soft-page-break/><text:s/>2.7.4.2 Reject Unaddressed Optional Interaction<text:tab/>2</text:p>
          <text:p text:style-name="P13"><text:s/>2.7.4.3 Reject Addressed Standard Interaction Due to Error<text:tab/>3</text:p>
          <text:p text:style-name="P11"><text:s/>3 MTI allocation method<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02777040" text:id="ct302777040">
            <text:deletion>
              <office:change-info>
                <dc:creator>Bob Jacobsen</dc:creator>
                <dc:date>2010-10-08T17:22:00</dc:date>
              </office:change-info>
              <text:p text:style-name="MP1">NMRA Technical Note (number)</text:p>
            </text:deletion>
          </text:changed-region>
          <text:changed-region xml:id="ct302777168" text:id="ct302777168">
            <text:insertion>
              <office:change-info>
                <dc:creator>Bob Jacobsen</dc:creator>
                <dc:date>2010-10-08T17:22: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302777040"/><text:change-start text:change-id="ct302777168"/>OpenLCB-CAN Message Network Technical Note<text:change-end text:change-id="ct302777168"/></text:p>
      </style:header>
      <style:footer>
        <text:tracked-changes>
          <text:changed-region xml:id="ct302772272" text:id="ct302772272">
            <text:deletion>
              <office:change-info>
                <dc:creator>Bob Jacobsen</dc:creator>
                <dc:date>2010-10-08T17:23:00</dc:date>
              </office:change-info>
              <text:p text:style-name="MP4"><text:span text:style-name="MT2">Title</text:span><text:span text:style-name="MT3"><text:tab/></text:span></text:p>
            </text:deletion>
          </text:changed-region>
          <text:changed-region xml:id="ct302782624" text:id="ct302782624">
            <text:insertion>
              <office:change-info>
                <dc:creator>Bob Jacobsen</dc:creator>
                <dc:date>2011-07-23T20:10:00</dc:date>
              </office:change-info>
            </text:insertion>
          </text:changed-region>
        </text:tracked-changes>
        <text:p text:style-name="MP4"><text:change text:change-id="ct302772272"/><text:change-start text:change-id="ct30278262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02782624"/><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date style:data-style-name="N116" text:date-value="2012-05-17T10:40:11.99">5/17/2012</text:date></text:span></text:span></text:p>
      </style:footer>
    </style:master-page>
    <style:master-page style:name="First_20_Page" style:display-name="First Page" style:page-layout-name="Mpm2" style:next-style-name="Standard">
      <style:header>
        <text:tracked-changes>
          <text:changed-region xml:id="ct299422560" text:id="ct299422560">
            <text:deletion>
              <office:change-info>
                <dc:creator>Bob Jacobsen</dc:creator>
                <dc:date>2010-10-07T21:46:00</dc:date>
              </office:change-info>
              <text:p text:style-name="MP7"><text:span text:style-name="MT4">NMRA TECHNICAL NOTES</text:span></text:p>
            </text:deletion>
          </text:changed-region>
          <text:changed-region xml:id="ct525344608" text:id="ct525344608">
            <text:insertion>
              <office:change-info>
                <dc:creator>Bob Jacobsen</dc:creator>
                <dc:date>2010-10-08T17:19:00</dc:date>
              </office:change-info>
            </text:insertion>
          </text:changed-region>
          <text:changed-region xml:id="ct299386208" text:id="ct299386208">
            <text:insertion>
              <office:change-info>
                <dc:creator>Bob Jacobsen</dc:creator>
                <dc:date>2010-10-08T18:28:00</dc:date>
              </office:change-info>
            </text:insertion>
          </text:changed-region>
          <text:changed-region xml:id="ct299401168" text:id="ct299401168">
            <text:deletion>
              <office:change-info>
                <dc:creator>Bob Jacobsen</dc:creator>
                <dc:date>2010-10-08T18:28:00</dc:date>
              </office:change-info>
              <text:p text:style-name="MP7">(title)</text:p>
            </text:deletion>
          </text:changed-region>
          <text:changed-region xml:id="ct299078496" text:id="ct299078496">
            <text:insertion>
              <office:change-info>
                <dc:creator>Bob Jacobsen</dc:creator>
                <dc:date>2010-10-08T18:28:00</dc:date>
              </office:change-info>
            </text:insertion>
          </text:changed-region>
          <text:changed-region xml:id="ct299401264" text:id="ct299401264">
            <text:deletion>
              <office:change-info>
                <dc:creator>Bob Jacobsen</dc:creator>
                <dc:date>2010-10-08T17:19:00</dc:date>
              </office:change-info>
              <text:p text:style-name="MP7">(date)</text:p>
            </text:deletion>
          </text:changed-region>
          <text:changed-region xml:id="ct299416160" text:id="ct299416160">
            <text:insertion>
              <office:change-info>
                <dc:creator>Bob Jacobsen</dc:creator>
                <dc:date>2010-10-14T08:43:00</dc:date>
              </office:change-info>
            </text:insertion>
          </text:changed-region>
          <text:changed-region xml:id="ct298976688" text:id="ct298976688">
            <text:deletion>
              <office:change-info>
                <dc:creator>Bob Jacobsen</dc:creator>
                <dc:date>2010-10-07T21:47:00</dc:date>
              </office:change-info>
              <text:p text:style-name="MP7">(number)</text:p>
            </text:deletion>
          </text:changed-region>
          <text:changed-region xml:id="ct298928032" text:id="ct298928032">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299422560"/><text:change-start text:change-id="ct525344608"/>OpenLCB <text:change-end text:change-id="ct525344608"/><text:change-start text:change-id="ct299386208"/>Technical Note<text:change-end text:change-id="ct29938620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299401168"/><text:change-start text:change-id="ct299078496"/>OpenLCB-CAN Message Network<text:change-end text:change-id="ct29907849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299401264"/><text:change-start text:change-id="ct299416160"/><text:date style:data-style-name="N75" text:date-value="2012-05-17T10:40:11.99">May 17, 2012</text:date><text:change-end text:change-id="ct299416160"/></text:p>
            </table:table-cell>
            <table:table-cell table:style-name="Table1.C1" office:value-type="string">
              <text:p text:style-name="MP7"><text:change text:change-id="ct298976688"/><text:change-start text:change-id="ct298928032"/>Preliminary<text:change-end text:change-id="ct298928032"/></text:p>
            </table:table-cell>
          </table:table-row>
        </table:table>
        <text:p text:style-name="Header"/>
      </style:header>
      <style:footer>
        <text:tracked-changes>
          <text:changed-region xml:id="ct299083872" text:id="ct299083872">
            <text:deletion>
              <office:change-info>
                <dc:creator>Bob Jacobsen</dc:creator>
                <dc:date>2011-07-23T20:10:00</dc:date>
              </office:change-info>
              <text:p text:style-name="MP8"><text:span text:style-name="MT5">and A. Shepherd</text:span></text:p>
            </text:deletion>
          </text:changed-region>
          <text:changed-region xml:id="ct299083776" text:id="ct299083776">
            <text:deletion>
              <office:change-info>
                <dc:creator>Bob Jacobsen</dc:creator>
                <dc:date>2010-10-08T17:21:00</dc:date>
              </office:change-info>
              <text:p text:style-name="MP8"><text:span text:style-name="MT5">A. Robinson, </text:span></text:p>
            </text:deletion>
          </text:changed-region>
          <text:changed-region xml:id="ct299087120" text:id="ct299087120">
            <text:deletion>
              <office:change-info>
                <dc:creator>Bob Jacobsen</dc:creator>
                <dc:date>2011-07-23T20:10:00</dc:date>
              </office:change-info>
              <text:p text:style-name="MP8"><text:span text:style-name="MT5">, by J. Day, D. Harris, B. Jacobsen, </text:span></text:p>
            </text:deletion>
          </text:changed-region>
          <text:changed-region xml:id="ct299085072" text:id="ct299085072">
            <text:deletion>
              <office:change-info>
                <dc:creator>Bob Jacobsen</dc:creator>
                <dc:date>2010-10-07T21:47:00</dc:date>
              </office:change-info>
              <text:p text:style-name="MP8"><text:span text:style-name="MT5">90</text:span></text:p>
            </text:deletion>
          </text:changed-region>
          <text:changed-region xml:id="ct299087008" text:id="ct299087008">
            <text:deletion>
              <office:change-info>
                <dc:creator>Bob Jacobsen</dc:creator>
                <dc:date>2011-07-23T20:10:00</dc:date>
              </office:change-info>
              <text:p text:style-name="MP8"><text:span text:style-name="MT5">Copyright 20</text:span></text:p>
            </text:deletion>
          </text:changed-region>
          <text:changed-region xml:id="ct190699488" text:id="ct190699488">
            <text:insertion>
              <office:change-info>
                <dc:creator>Bob Jacobsen</dc:creator>
                <dc:date>2011-07-23T20:10:00</dc:date>
              </office:change-info>
            </text:insertion>
          </text:changed-region>
        </text:tracked-changes>
        <text:p text:style-name="MP8"><text:change text:change-id="ct299083872"/><text:change text:change-id="ct299083776"/><text:change text:change-id="ct299087120"/><text:change text:change-id="ct299085072"/><text:change text:change-id="ct299087008"/><text:change-start text:change-id="ct19069948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90699488"/><text:span text:style-name="MT5"><text:tab/></text:span><text:span text:style-name="MT6">Page </text:span><text:span text:style-name="Page_20_Number"><text:span text:style-name="MT6"><text:page-number text:select-page="current">5</text:page-number></text:span></text:span><text:span text:style-name="Page_20_Number"><text:span text:style-name="MT6"> of </text:span></text:span><text:span text:style-name="Page_20_Number"><text:span text:style-name="MT6"><text:page-count style:num-format="1">7</text:page-count></text:span></text:span><text:span text:style-name="Page_20_Number"><text:span text:style-name="MT6"> - </text:span></text:span><text:span text:style-name="Page_20_Number"><text:span text:style-name="MT6"><text:date style:data-style-name="N116" text:date-value="2012-05-17T10:40:11.99">5/17/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87</meta:editing-cycles>
    <meta:editing-duration>PT14H13M54S</meta:editing-duration>
    <meta:generator>OpenOffice.org/3.3$Unix OpenOffice.org_project/330m20$Build-9567</meta:generator>
    <dc:date>2012-05-17T10:40:12</dc:date>
    <dc:creator>Bob Jacobsen</dc:creator>
    <meta:keyword>OpenLCB-CAN Message Network</meta:keyword>
    <meta:document-statistic meta:table-count="2" meta:image-count="1" meta:object-count="0" meta:page-count="7" meta:paragraph-count="150" meta:word-count="2114" meta:character-count="12579"/>
    <meta:user-defined meta:name="Info 1"/>
    <meta:user-defined meta:name="Info 2"/>
    <meta:user-defined meta:name="Info 3"/>
    <meta:user-defined meta:name="Info 4"/>
  </office:meta>
</office:document-meta>
</file>